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9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8-17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7-2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6-1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5-0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4-1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3-16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2-1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2-01-2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12-2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11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10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9-1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8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7-2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6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5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4-26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3-1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2-1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1-01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12-1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11-1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10-20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9-21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8-1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7-0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5-1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3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2-1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20-01-2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12-1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11-27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10-23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10-0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9-0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7-2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6-0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5-09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4-1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3-19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2-07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9-01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12-04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10-1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08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06-0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03-20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8-02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12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7-2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6-0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5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5-0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3-2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2-1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7-01-10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12-06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11-1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10-2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9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8-2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7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5-1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4-2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3-29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2-2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6-01-2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12-22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11-1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10-1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9-2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9-10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8-04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7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6-04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5-14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4-16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3-1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2-11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5-01-2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12-1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11-1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10-1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08-1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07-2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06-1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4-04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12-1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10-29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9-1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8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7-1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6-17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5-2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4-05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2-1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3-01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12-0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10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09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08-2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07-19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2-06-0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10-1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9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7-1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6-2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5-23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4-2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3-3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1-01-1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12-27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11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10-22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08-0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05-2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04-29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02-0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10-01-2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12-1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11-2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10-09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9-2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8-2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7-1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5-1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4-15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3-0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2-10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9-01-2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8-12-1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8-10-3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8-08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8-07-02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8-04-1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10-1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9-1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6-1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4-19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3-1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2-2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7-01-1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12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10-2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8-1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7-1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6-02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5-0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4-1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3-08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2-2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2-1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2-08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6-01-1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5-12-0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21066151401</text:p>
          </table:table-cell>
          <table:table-cell office:value-type="string" calcext:value-type="string">
            <text:p>2005-11-18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6" meta:object-count="0"/>
    <meta:user-defined meta:name="AppVersion">3.0</meta:user-defined>
  </office:meta>
</office:document-meta>
</file>